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598cm" style:rel-column-width="2040*"/>
    </style:style>
    <style:style style:name="Table1.B" style:family="table-column">
      <style:table-column-properties style:column-width="3.309cm" style:rel-column-width="1876*"/>
    </style:style>
    <style:style style:name="Table1.C" style:family="table-column">
      <style:table-column-properties style:column-width="10.093cm" style:rel-column-width="5722*"/>
    </style:style>
    <style:style style:name="Table1.A1" style:family="table-cell">
      <style:table-cell-properties fo:background-color="#59c5c7" fo:padding="0.097cm" fo:border-left="0.05pt solid #000000" fo:border-right="none" fo:border-top="none" fo:border-bottom="0.05pt solid #000000">
        <style:background-image/>
      </style:table-cell-properties>
    </style:style>
    <style:style style:name="Table1.C1" style:family="table-cell">
      <style:table-cell-properties fo:background-color="#59c5c7" fo:padding="0.097cm" fo:border-left="0.05pt solid #000000" fo:border-right="0.05pt solid #000000" fo:border-top="none" fo:border-bottom="0.05pt solid #000000">
        <style:background-image/>
      </style:table-cell-properties>
    </style:style>
    <style:style style:name="Table1.A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23" style:family="table-row">
      <style:table-row-properties style:min-row-height="0.732cm"/>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40" style:family="table-row">
      <style:table-row-properties style:min-row-height="0.728cm"/>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none"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1.A48" style:family="table-cell">
      <style:table-cell-properties fo:padding="0.097cm" fo:border-left="0.05pt solid #000000" fo:border-right="none" fo:border-top="none" fo:border-bottom="0.05pt solid #000000"/>
    </style:style>
    <style:style style:name="Table1.B48" style:family="table-cell">
      <style:table-cell-properties fo:padding="0.097cm" fo:border-left="0.05pt solid #000000" fo:border-right="none" fo:border-top="none" fo:border-bottom="0.05pt solid #000000"/>
    </style:style>
    <style:style style:name="Table1.C48" style:family="table-cell">
      <style:table-cell-properties fo:padding="0.097cm" fo:border-left="0.05pt solid #000000" fo:border-right="0.05pt solid #000000" fo:border-top="none" fo:border-bottom="0.05pt solid #000000"/>
    </style:style>
    <style:style style:name="Table1.A49" style:family="table-cell">
      <style:table-cell-properties fo:padding="0.097cm" fo:border-left="0.05pt solid #000000" fo:border-right="none"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ca4d5"/>
    </style:style>
    <style:style style:name="P2" style:family="paragraph" style:parent-style-name="Text_20_body">
      <style:paragraph-properties fo:text-align="justify" style:justify-single-word="false"/>
      <style:text-properties officeooo:rsid="001e9487" officeooo:paragraph-rsid="00200677"/>
    </style:style>
    <style:style style:name="P3" style:family="paragraph" style:parent-style-name="Text_20_body">
      <style:paragraph-properties fo:text-align="justify" style:justify-single-word="false"/>
      <style:text-properties officeooo:rsid="00200677" officeooo:paragraph-rsid="00200677"/>
    </style:style>
    <style:style style:name="P4" style:family="paragraph" style:parent-style-name="Text_20_body">
      <style:paragraph-properties fo:text-align="justify" style:justify-single-word="false"/>
      <style:text-properties officeooo:paragraph-rsid="001ca4d5"/>
    </style:style>
    <style:style style:name="P5" style:family="paragraph" style:parent-style-name="Text_20_body">
      <style:paragraph-properties fo:text-align="justify" style:justify-single-word="false"/>
      <style:text-properties fo:language="pl" fo:country="PL" officeooo:rsid="002459ec" officeooo:paragraph-rsid="002459ec"/>
    </style:style>
    <style:style style:name="P6" style:family="paragraph" style:parent-style-name="Text_20_body">
      <style:paragraph-properties fo:text-align="justify" style:justify-single-word="false"/>
      <style:text-properties fo:language="pl" fo:country="PL" officeooo:rsid="0024c5a9" officeooo:paragraph-rsid="0024c5a9"/>
    </style:style>
    <style:style style:name="P7" style:family="paragraph" style:parent-style-name="Text_20_body">
      <style:paragraph-properties fo:text-align="justify" style:justify-single-word="false"/>
      <style:text-properties fo:language="pl" fo:country="PL" officeooo:rsid="0024c5a9" officeooo:paragraph-rsid="0024c5a9" fo:background-color="#fff200"/>
    </style:style>
    <style:style style:name="P8" style:family="paragraph" style:parent-style-name="Text_20_body">
      <style:text-properties fo:language="pl" fo:country="PL" officeooo:rsid="002b6254" officeooo:paragraph-rsid="002b6254" fo:background-color="#fff200"/>
    </style:style>
    <style:style style:name="P9" style:family="paragraph" style:parent-style-name="Text_20_body">
      <style:text-properties fo:language="pl" fo:country="PL" officeooo:rsid="002b6254" officeooo:paragraph-rsid="0041210c" fo:background-color="#fff200"/>
    </style:style>
    <style:style style:name="P10" style:family="paragraph" style:parent-style-name="Text_20_body">
      <style:text-properties fo:language="pl" fo:country="PL" fo:font-weight="normal" officeooo:rsid="002afe27" officeooo:paragraph-rsid="002dba2e" fo:background-color="#fff200" style:font-weight-asian="normal" style:font-weight-complex="normal"/>
    </style:style>
    <style:style style:name="P11" style:family="paragraph" style:parent-style-name="Text_20_body">
      <style:text-properties fo:language="pl" fo:country="PL" fo:font-weight="normal" officeooo:rsid="002afe27" officeooo:paragraph-rsid="00330d18" fo:background-color="#fff200" style:font-weight-asian="normal" style:font-weight-complex="normal"/>
    </style:style>
    <style:style style:name="P12" style:family="paragraph" style:parent-style-name="Text_20_body">
      <style:text-properties fo:language="pl" fo:country="PL" fo:font-weight="normal" officeooo:rsid="002afe27" officeooo:paragraph-rsid="0037e0b7" fo:background-color="#fff200" style:font-weight-asian="normal" style:font-weight-complex="normal"/>
    </style:style>
    <style:style style:name="P13" style:family="paragraph" style:parent-style-name="Text_20_body">
      <style:text-properties fo:language="pl" fo:country="PL" fo:font-weight="normal" officeooo:rsid="002afe27" officeooo:paragraph-rsid="003994be" fo:background-color="#fff200" style:font-weight-asian="normal" style:font-weight-complex="normal"/>
    </style:style>
    <style:style style:name="P14" style:family="paragraph" style:parent-style-name="Text_20_body">
      <style:text-properties fo:language="pl" fo:country="PL" officeooo:rsid="002b6254" officeooo:paragraph-rsid="002b6254"/>
    </style:style>
    <style:style style:name="P15" style:family="paragraph" style:parent-style-name="Text_20_body">
      <style:text-properties fo:language="pl" fo:country="PL" officeooo:rsid="002d603b" officeooo:paragraph-rsid="002d603b"/>
    </style:style>
    <style:style style:name="P16" style:family="paragraph" style:parent-style-name="Text_20_body">
      <style:text-properties fo:language="en" fo:country="IE"/>
    </style:style>
    <style:style style:name="P17" style:family="paragraph" style:parent-style-name="Text_20_body">
      <style:text-properties fo:language="en" fo:country="IE" officeooo:paragraph-rsid="001ca4d5"/>
    </style:style>
    <style:style style:name="P18" style:family="paragraph" style:parent-style-name="Text_20_body">
      <style:paragraph-properties fo:text-align="justify" style:justify-single-word="false"/>
      <style:text-properties fo:language="en" fo:country="IE" officeooo:rsid="0022497e" officeooo:paragraph-rsid="0022497e"/>
    </style:style>
    <style:style style:name="P19" style:family="paragraph" style:parent-style-name="Text_20_body">
      <style:paragraph-properties fo:text-align="justify" style:justify-single-word="false"/>
      <style:text-properties fo:language="en" fo:country="IE" officeooo:rsid="0022497e" officeooo:paragraph-rsid="0039121a"/>
    </style:style>
    <style:style style:name="P20" style:family="paragraph" style:parent-style-name="Text_20_body">
      <style:paragraph-properties fo:text-align="justify" style:justify-single-word="false"/>
      <style:text-properties fo:language="en" fo:country="IE" officeooo:rsid="0028da27" officeooo:paragraph-rsid="0028da27"/>
    </style:style>
    <style:style style:name="P21" style:family="paragraph" style:parent-style-name="Text_20_body">
      <style:paragraph-properties fo:text-align="justify" style:justify-single-word="false"/>
      <style:text-properties fo:language="en" fo:country="IE" officeooo:rsid="0028da27" officeooo:paragraph-rsid="00330d18"/>
    </style:style>
    <style:style style:name="P22" style:family="paragraph" style:parent-style-name="Text_20_body">
      <style:paragraph-properties fo:text-align="justify" style:justify-single-word="false"/>
      <style:text-properties fo:language="en" fo:country="IE" officeooo:rsid="0024c5a9" officeooo:paragraph-rsid="00251c64" fo:background-color="#fff200"/>
    </style:style>
    <style:style style:name="P23" style:family="paragraph" style:parent-style-name="Text_20_body">
      <style:paragraph-properties fo:text-align="justify" style:justify-single-word="false"/>
      <style:text-properties fo:language="en" fo:country="IE" officeooo:rsid="0024c5a9" officeooo:paragraph-rsid="0025ed2e" fo:background-color="#fff200"/>
    </style:style>
    <style:style style:name="P24" style:family="paragraph" style:parent-style-name="Text_20_body">
      <style:paragraph-properties fo:text-align="justify" style:justify-single-word="false"/>
      <style:text-properties fo:language="en" fo:country="IE" officeooo:rsid="0024c5a9" officeooo:paragraph-rsid="0024c5a9" fo:background-color="#fff200"/>
    </style:style>
    <style:style style:name="P25" style:family="paragraph" style:parent-style-name="Text_20_body">
      <style:paragraph-properties fo:text-align="justify" style:justify-single-word="false"/>
      <style:text-properties fo:language="en" fo:country="IE" officeooo:rsid="0024c5a9" officeooo:paragraph-rsid="0039121a" fo:background-color="#fff200"/>
    </style:style>
    <style:style style:name="P26" style:family="paragraph" style:parent-style-name="Text_20_body">
      <style:paragraph-properties fo:text-align="justify" style:justify-single-word="false"/>
      <style:text-properties fo:language="en" fo:country="IE" officeooo:rsid="0025ed2e" officeooo:paragraph-rsid="0025ed2e"/>
    </style:style>
    <style:style style:name="P27" style:family="paragraph" style:parent-style-name="Text_20_body">
      <style:text-properties fo:language="en" fo:country="IE" officeooo:rsid="0025ed2e" officeooo:paragraph-rsid="0025ed2e"/>
    </style:style>
    <style:style style:name="P28" style:family="paragraph" style:parent-style-name="Text_20_body">
      <style:paragraph-properties fo:text-align="justify" style:justify-single-word="false"/>
      <style:text-properties fo:language="en" fo:country="IE" officeooo:rsid="00273eb8" officeooo:paragraph-rsid="00273eb8"/>
    </style:style>
    <style:style style:name="P29" style:family="paragraph" style:parent-style-name="Text_20_body">
      <style:paragraph-properties fo:text-align="justify" style:justify-single-word="false"/>
      <style:text-properties fo:language="en" fo:country="IE" officeooo:rsid="00273eb8" officeooo:paragraph-rsid="003994be"/>
    </style:style>
    <style:style style:name="P30" style:family="paragraph" style:parent-style-name="Text_20_body">
      <style:text-properties fo:language="en" fo:country="IE" officeooo:rsid="00251c64" officeooo:paragraph-rsid="00251c64"/>
    </style:style>
    <style:style style:name="P31" style:family="paragraph" style:parent-style-name="Text_20_body">
      <style:text-properties fo:language="en" fo:country="IE" officeooo:paragraph-rsid="001d6f59"/>
    </style:style>
    <style:style style:name="P32" style:family="paragraph" style:parent-style-name="Text_20_body">
      <style:paragraph-properties fo:text-align="justify" style:justify-single-word="false"/>
      <style:text-properties fo:language="en" fo:country="IE" officeooo:rsid="00232273" officeooo:paragraph-rsid="00232273"/>
    </style:style>
    <style:style style:name="P33" style:family="paragraph" style:parent-style-name="Text_20_body">
      <style:paragraph-properties fo:text-align="justify" style:justify-single-word="false"/>
      <style:text-properties fo:language="en" fo:country="IE" officeooo:rsid="002ef807" officeooo:paragraph-rsid="002ef807"/>
    </style:style>
    <style:style style:name="P34" style:family="paragraph" style:parent-style-name="Text_20_body">
      <style:paragraph-properties fo:text-align="justify" style:justify-single-word="false"/>
      <style:text-properties fo:language="en" fo:country="IE" officeooo:rsid="00330d18" officeooo:paragraph-rsid="00330d18"/>
    </style:style>
    <style:style style:name="P35" style:family="paragraph" style:parent-style-name="Text_20_body">
      <style:text-properties fo:language="en" fo:country="IE" fo:font-weight="normal" officeooo:rsid="0034714a" officeooo:paragraph-rsid="0034714a" fo:background-color="transparent" style:font-weight-asian="normal" style:font-weight-complex="normal"/>
    </style:style>
    <style:style style:name="P36" style:family="paragraph" style:parent-style-name="Text_20_body">
      <style:paragraph-properties fo:text-align="justify" style:justify-single-word="false"/>
      <style:text-properties fo:language="en" fo:country="IE" officeooo:paragraph-rsid="00232dfa"/>
    </style:style>
    <style:style style:name="P37" style:family="paragraph" style:parent-style-name="Text_20_body">
      <style:paragraph-properties fo:text-align="justify" style:justify-single-word="false"/>
      <style:text-properties officeooo:rsid="002afe27" officeooo:paragraph-rsid="002afe27" fo:background-color="#fff200"/>
    </style:style>
    <style:style style:name="P38" style:family="paragraph" style:parent-style-name="Text_20_body">
      <style:text-properties officeooo:rsid="003994be" officeooo:paragraph-rsid="003994be" fo:background-color="#fff200"/>
    </style:style>
    <style:style style:name="P39" style:family="paragraph" style:parent-style-name="Text_20_body">
      <style:paragraph-properties fo:text-align="justify" style:justify-single-word="false"/>
      <style:text-properties officeooo:rsid="0031703f" officeooo:paragraph-rsid="0031703f"/>
    </style:style>
    <style:style style:name="P40" style:family="paragraph" style:parent-style-name="Text_20_body">
      <style:paragraph-properties fo:text-align="justify" style:justify-single-word="false"/>
      <style:text-properties officeooo:rsid="00317cf4" officeooo:paragraph-rsid="00317cf4"/>
    </style:style>
    <style:style style:name="P41" style:family="paragraph" style:parent-style-name="Text_20_body">
      <style:paragraph-properties fo:text-align="justify" style:justify-single-word="false"/>
      <style:text-properties officeooo:rsid="00330d18" officeooo:paragraph-rsid="00330d18"/>
    </style:style>
    <style:style style:name="P42" style:family="paragraph" style:parent-style-name="Text_20_body">
      <style:paragraph-properties fo:text-align="justify" style:justify-single-word="false"/>
      <style:text-properties officeooo:rsid="00336f1e" officeooo:paragraph-rsid="00336f1e"/>
    </style:style>
    <style:style style:name="P43" style:family="paragraph" style:parent-style-name="Text_20_body">
      <style:paragraph-properties fo:text-align="justify" style:justify-single-word="false"/>
      <style:text-properties officeooo:rsid="0036cb69" officeooo:paragraph-rsid="003994be"/>
    </style:style>
    <style:style style:name="P44" style:family="paragraph" style:parent-style-name="Text_20_body">
      <style:paragraph-properties fo:text-align="justify" style:justify-single-word="false"/>
      <style:text-properties style:font-name="Liberation Serif" fo:font-size="12pt" fo:language="en" fo:country="IE" fo:font-style="normal" fo:font-weight="normal" officeooo:rsid="0037e0b7" officeooo:paragraph-rsid="0037e0b7"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justify" style:justify-single-word="false"/>
      <style:text-properties officeooo:rsid="0037e0b7" officeooo:paragraph-rsid="0037e0b7"/>
    </style:style>
    <style:style style:name="P46" style:family="paragraph" style:parent-style-name="Text_20_body">
      <style:paragraph-properties fo:text-align="justify" style:justify-single-word="false"/>
      <style:text-properties officeooo:rsid="0039121a" officeooo:paragraph-rsid="0039121a"/>
    </style:style>
    <style:style style:name="P47" style:family="paragraph" style:parent-style-name="Text_20_body">
      <style:paragraph-properties fo:text-align="justify" style:justify-single-word="false"/>
      <style:text-properties officeooo:rsid="003994be" officeooo:paragraph-rsid="003994be"/>
    </style:style>
    <style:style style:name="P48" style:family="paragraph" style:parent-style-name="Standard">
      <style:text-properties officeooo:rsid="0009fa3e" officeooo:paragraph-rsid="0009fa3e"/>
    </style:style>
    <style:style style:name="P49" style:family="paragraph" style:parent-style-name="Standard">
      <style:text-properties officeooo:rsid="0009fa3e" officeooo:paragraph-rsid="001e0814"/>
    </style:style>
    <style:style style:name="P50" style:family="paragraph" style:parent-style-name="Standard">
      <style:text-properties officeooo:rsid="0009fa3e" officeooo:paragraph-rsid="001e9487"/>
    </style:style>
    <style:style style:name="P51" style:family="paragraph" style:parent-style-name="Standard">
      <style:paragraph-properties fo:text-align="justify" style:justify-single-word="false"/>
      <style:text-properties officeooo:rsid="0009fa3e" officeooo:paragraph-rsid="001e0814"/>
    </style:style>
    <style:style style:name="P52" style:family="paragraph" style:parent-style-name="Standard">
      <style:paragraph-properties fo:text-align="justify" style:justify-single-word="false"/>
      <style:text-properties officeooo:rsid="0009fa3e" officeooo:paragraph-rsid="001e9487"/>
    </style:style>
    <style:style style:name="P53" style:family="paragraph" style:parent-style-name="Standard">
      <style:text-properties officeooo:rsid="000a3974" officeooo:paragraph-rsid="000a3974"/>
    </style:style>
    <style:style style:name="P54" style:family="paragraph" style:parent-style-name="Standard">
      <style:text-properties officeooo:rsid="000a3974" officeooo:paragraph-rsid="000e4a66"/>
    </style:style>
    <style:style style:name="P55" style:family="paragraph" style:parent-style-name="Standard">
      <style:text-properties officeooo:rsid="000a3974" officeooo:paragraph-rsid="000ceacf"/>
    </style:style>
    <style:style style:name="P56" style:family="paragraph" style:parent-style-name="Standard">
      <style:text-properties officeooo:rsid="000a3974" officeooo:paragraph-rsid="00104995"/>
    </style:style>
    <style:style style:name="P57" style:family="paragraph" style:parent-style-name="Standard">
      <style:text-properties officeooo:rsid="000a3974" officeooo:paragraph-rsid="00144639"/>
    </style:style>
    <style:style style:name="P58" style:family="paragraph" style:parent-style-name="Standard">
      <style:text-properties officeooo:rsid="000bf98c" officeooo:paragraph-rsid="000bf98c"/>
    </style:style>
    <style:style style:name="P59" style:family="paragraph" style:parent-style-name="Standard">
      <style:text-properties officeooo:rsid="000bf98c" officeooo:paragraph-rsid="000e4a66"/>
    </style:style>
    <style:style style:name="P60" style:family="paragraph" style:parent-style-name="Standard">
      <style:text-properties officeooo:rsid="000bf98c" officeooo:paragraph-rsid="000ceacf"/>
    </style:style>
    <style:style style:name="P61" style:family="paragraph" style:parent-style-name="Standard" style:list-style-name="L1">
      <style:text-properties officeooo:rsid="000e4a66" officeooo:paragraph-rsid="000a3974"/>
    </style:style>
    <style:style style:name="P62" style:family="paragraph" style:parent-style-name="Standard">
      <style:text-properties officeooo:rsid="000e4a66" officeooo:paragraph-rsid="000e4a66"/>
    </style:style>
    <style:style style:name="P63" style:family="paragraph" style:parent-style-name="Standard">
      <style:text-properties fo:font-weight="bold" officeooo:rsid="000a3974" officeooo:paragraph-rsid="000a3974" style:font-weight-asian="bold" style:font-weight-complex="bold"/>
    </style:style>
    <style:style style:name="P64" style:family="paragraph" style:parent-style-name="Standard">
      <style:text-properties fo:font-weight="bold" officeooo:rsid="000a3974" officeooo:paragraph-rsid="000ceacf" style:font-weight-asian="bold" style:font-weight-complex="bold"/>
    </style:style>
    <style:style style:name="P65" style:family="paragraph" style:parent-style-name="Standard">
      <style:text-properties fo:font-weight="bold" officeooo:rsid="0011d51a" officeooo:paragraph-rsid="0011d51a" style:font-weight-asian="bold" style:font-weight-complex="bold"/>
    </style:style>
    <style:style style:name="P66" style:family="paragraph" style:parent-style-name="Standard">
      <style:paragraph-properties fo:text-align="center" style:justify-single-word="false"/>
      <style:text-properties fo:font-weight="bold" officeooo:rsid="000fd8e7" officeooo:paragraph-rsid="000fd8e7" style:font-weight-asian="bold" style:font-weight-complex="bold"/>
    </style:style>
    <style:style style:name="P67" style:family="paragraph" style:parent-style-name="Standard">
      <style:text-properties style:font-name="Liberation Serif" fo:font-size="12pt" officeooo:rsid="000a3974" officeooo:paragraph-rsid="000a3974" style:font-size-asian="12pt" style:font-size-complex="12pt"/>
    </style:style>
    <style:style style:name="P68" style:family="paragraph" style:parent-style-name="Standard">
      <style:text-properties style:font-name="Liberation Serif" fo:font-size="12pt" officeooo:rsid="000a3974" officeooo:paragraph-rsid="00133dd4" style:font-size-asian="12pt" style:font-size-complex="12pt"/>
    </style:style>
    <style:style style:name="P69" style:family="paragraph" style:parent-style-name="Standard">
      <style:text-properties style:font-name="Liberation Serif" fo:font-size="12pt" officeooo:rsid="000a3974" officeooo:paragraph-rsid="00144639" style:font-size-asian="12pt" style:font-size-complex="12pt"/>
    </style:style>
    <style:style style:name="P70" style:family="paragraph" style:parent-style-name="Standard">
      <style:text-properties style:font-name="Liberation Serif" fo:font-size="12pt" officeooo:rsid="001b59c9" officeooo:paragraph-rsid="001b59c9" style:font-size-asian="12pt" style:font-size-complex="12pt"/>
    </style:style>
    <style:style style:name="P71" style:family="paragraph" style:parent-style-name="Standard">
      <style:paragraph-properties fo:text-align="center" style:justify-single-word="false"/>
      <style:text-properties fo:font-size="16pt" fo:font-weight="bold" officeooo:rsid="001de3e6" officeooo:paragraph-rsid="001de3e6" style:font-size-asian="16pt" style:font-weight-asian="bold" style:font-size-complex="16pt" style:font-weight-complex="bold"/>
    </style:style>
    <style:style style:name="P72" style:family="paragraph" style:parent-style-name="Standard">
      <style:text-properties fo:font-size="16pt" fo:font-weight="bold" officeooo:rsid="001de3e6" officeooo:paragraph-rsid="0009fa3e" style:font-size-asian="16pt" style:font-weight-asian="bold" style:font-size-complex="16pt" style:font-weight-complex="bold"/>
    </style:style>
    <style:style style:name="P73" style:family="paragraph" style:parent-style-name="Standard">
      <style:paragraph-properties fo:text-align="center" style:justify-single-word="false"/>
    </style:style>
    <style:style style:name="P74" style:family="paragraph" style:parent-style-name="Standard">
      <style:paragraph-properties fo:text-align="center" style:justify-single-word="false"/>
      <style:text-properties fo:font-size="15pt" style:font-size-asian="15pt" style:font-size-complex="15pt"/>
    </style:style>
    <style:style style:name="P75" style:family="paragraph" style:parent-style-name="Standard">
      <style:paragraph-properties fo:text-align="center" style:justify-single-word="false"/>
      <style:text-properties fo:font-size="15pt" officeooo:paragraph-rsid="001e9487" style:font-size-asian="15pt" style:font-size-complex="15pt"/>
    </style:style>
    <style:style style:name="P76" style:family="paragraph" style:parent-style-name="Standard">
      <style:paragraph-properties fo:text-align="center" style:justify-single-word="false"/>
      <style:text-properties fo:font-size="15pt" officeooo:rsid="001e9487" officeooo:paragraph-rsid="001e9487" style:font-size-asian="15pt" style:font-size-complex="15pt"/>
    </style:style>
    <style:style style:name="P77" style:family="paragraph" style:parent-style-name="Standard">
      <style:paragraph-properties fo:break-before="page"/>
      <style:text-properties officeooo:rsid="0009fa3e" officeooo:paragraph-rsid="0009fa3e"/>
    </style:style>
    <style:style style:name="P78" style:family="paragraph" style:parent-style-name="Standard">
      <style:paragraph-properties fo:text-align="center" style:justify-single-word="false" fo:break-before="page"/>
      <style:text-properties officeooo:rsid="0009fa3e" officeooo:paragraph-rsid="001de3e6"/>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Table_20_Contents">
      <style:text-properties officeooo:rsid="00144639" officeooo:paragraph-rsid="00144639"/>
    </style:style>
    <style:style style:name="P81" style:family="paragraph" style:parent-style-name="Table_20_Contents">
      <style:paragraph-properties fo:text-align="center" style:justify-single-word="false"/>
      <style:text-properties fo:font-weight="bold" officeooo:rsid="000fd8e7" officeooo:paragraph-rsid="000fd8e7" style:font-weight-asian="bold" style:font-weight-complex="bold"/>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paragraph-rsid="001ca4d5"/>
    </style:style>
    <style:style style:name="P84" style:family="paragraph" style:parent-style-name="Heading_20_1">
      <style:paragraph-properties fo:break-before="page"/>
      <style:text-properties officeooo:rsid="001d6f59" officeooo:paragraph-rsid="001d6f59"/>
    </style:style>
    <style:style style:name="P85" style:family="paragraph" style:parent-style-name="Heading_20_1">
      <style:text-properties officeooo:rsid="001d6f59" officeooo:paragraph-rsid="001d6f59"/>
    </style:style>
    <style:style style:name="P86" style:family="paragraph" style:parent-style-name="Heading_20_1" style:list-style-name="">
      <style:text-properties officeooo:rsid="001d6f59" officeooo:paragraph-rsid="001d6f59"/>
    </style:style>
    <style:style style:name="P87" style:family="paragraph" style:parent-style-name="Heading_20_1" style:list-style-name=""/>
    <style:style style:name="P88" style:family="paragraph" style:parent-style-name="Heading_20_3">
      <style:text-properties officeooo:paragraph-rsid="001d6f59"/>
    </style:style>
    <style:style style:name="P89" style:family="paragraph" style:parent-style-name="Heading_20_3">
      <style:text-properties fo:language="en" fo:country="IE" officeooo:paragraph-rsid="001d6f59"/>
    </style:style>
    <style:style style:name="P90" style:family="paragraph" style:parent-style-name="Heading_20_2">
      <style:text-properties officeooo:rsid="001d6f59" officeooo:paragraph-rsid="001d6f59"/>
    </style:style>
    <style:style style:name="P91" style:family="paragraph" style:parent-style-name="Heading_20_2">
      <style:text-properties fo:language="en" fo:country="IE" officeooo:paragraph-rsid="001d6f59"/>
    </style:style>
    <style:style style:name="P92" style:family="paragraph" style:parent-style-name="Heading_20_2" style:list-style-name="">
      <style:text-properties officeooo:paragraph-rsid="001ca4d5"/>
    </style:style>
    <style:style style:name="P93" style:family="paragraph" style:parent-style-name="Heading_20_2">
      <style:paragraph-properties fo:break-before="page"/>
      <style:text-properties fo:language="en" fo:country="IE" officeooo:paragraph-rsid="001ca4d5"/>
    </style:style>
    <style:style style:name="P94" style:family="paragraph" style:parent-style-name="Heading_20_2">
      <style:paragraph-properties fo:break-before="page"/>
      <style:text-properties fo:language="en" fo:country="IE" officeooo:paragraph-rsid="001d6f59"/>
    </style:style>
    <style:style style:name="P95" style:family="paragraph" style:parent-style-name="Heading_20_2">
      <style:paragraph-properties fo:break-before="page"/>
      <style:text-properties officeooo:paragraph-rsid="001ca4d5"/>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ent-style-name="Heading_20_4">
      <style:text-properties fo:language="en" fo:country="IE"/>
    </style:style>
    <style:style style:name="P100" style:family="paragraph" style:parent-style-name="Heading_20_4">
      <style:text-properties fo:language="en" fo:country="IE" officeooo:rsid="0022497e" officeooo:paragraph-rsid="0022497e"/>
    </style:style>
    <style:style style:name="P101" style:family="paragraph" style:parent-style-name="Heading_20_4">
      <style:text-properties officeooo:paragraph-rsid="003994be"/>
    </style:style>
    <style:style style:name="P102" style:family="paragraph" style:parent-style-name="Header">
      <style:paragraph-properties fo:text-align="center" style:justify-single-word="false"/>
      <style:text-properties fo:font-size="10pt" officeooo:rsid="00158a43" officeooo:paragraph-rsid="001e9487" style:font-size-asian="10pt" style:font-size-complex="10pt"/>
    </style:style>
    <style:style style:name="P103" style:family="paragraph" style:parent-style-name="Footer">
      <style:paragraph-properties fo:text-align="center" style:justify-single-word="false"/>
      <style:text-properties fo:font-size="10.5pt" style:font-size-asian="10.5pt" style:font-size-complex="10.5pt"/>
    </style:style>
    <style:style style:name="T1" style:family="text">
      <style:text-properties officeooo:rsid="000fd8e7"/>
    </style:style>
    <style:style style:name="T2" style:family="text">
      <style:text-properties officeooo:rsid="00104995"/>
    </style:style>
    <style:style style:name="T3" style:family="text">
      <style:text-properties officeooo:rsid="00133dd4"/>
    </style:style>
    <style:style style:name="T4" style:family="text">
      <style:text-properties fo:font-variant="normal" fo:text-transform="none" fo:color="#000000" fo:letter-spacing="normal" fo:font-style="normal" fo:font-weight="normal"/>
    </style:style>
    <style:style style:name="T5" style:family="text">
      <style:text-properties officeooo:rsid="00144639"/>
    </style:style>
    <style:style style:name="T6" style:family="text">
      <style:text-properties officeooo:rsid="001ca4d5"/>
    </style:style>
    <style:style style:name="T7" style:family="text">
      <style:text-properties officeooo:rsid="001d6f59"/>
    </style:style>
    <style:style style:name="T8" style:family="text">
      <style:text-properties fo:font-size="22pt" style:font-size-asian="22pt" style:font-size-complex="22pt"/>
    </style:style>
    <style:style style:name="T9" style:family="text">
      <style:text-properties officeooo:rsid="001e9487"/>
    </style:style>
    <style:style style:name="T10" style:family="text">
      <style:text-properties officeooo:rsid="00200677"/>
    </style:style>
    <style:style style:name="T11" style:family="text">
      <style:text-properties fo:language="pl" fo:country="PL"/>
    </style:style>
    <style:style style:name="T12" style:family="text">
      <style:text-properties fo:language="pl" fo:country="PL" officeooo:rsid="00200677"/>
    </style:style>
    <style:style style:name="T13" style:family="text">
      <style:text-properties fo:language="pl" fo:country="PL" officeooo:rsid="00219d3e"/>
    </style:style>
    <style:style style:name="T14" style:family="text">
      <style:text-properties fo:language="pl" fo:country="PL" officeooo:rsid="0022497e"/>
    </style:style>
    <style:style style:name="T15" style:family="text">
      <style:text-properties fo:language="pl" fo:country="PL" officeooo:rsid="002b6254" fo:background-color="#fff200" loext:char-shading-value="0"/>
    </style:style>
    <style:style style:name="T16" style:family="text">
      <style:text-properties fo:language="en" fo:country="IE" officeooo:rsid="00330d18"/>
    </style:style>
    <style:style style:name="T17" style:family="text">
      <style:text-properties officeooo:rsid="00229a51"/>
    </style:style>
    <style:style style:name="T18" style:family="text">
      <style:text-properties officeooo:rsid="00232dfa"/>
    </style:style>
    <style:style style:name="T19" style:family="text">
      <style:text-properties officeooo:rsid="002459ec"/>
    </style:style>
    <style:style style:name="T20" style:family="text">
      <style:text-properties officeooo:rsid="00251c64"/>
    </style:style>
    <style:style style:name="T21" style:family="text">
      <style:text-properties officeooo:rsid="0025ed2e"/>
    </style:style>
    <style:style style:name="T22" style:family="text">
      <style:text-properties officeooo:rsid="0026d5d1"/>
    </style:style>
    <style:style style:name="T23" style:family="text">
      <style:text-properties officeooo:rsid="0028da27"/>
    </style:style>
    <style:style style:name="T24" style:family="text">
      <style:text-properties officeooo:rsid="002a3001"/>
    </style:style>
    <style:style style:name="T25" style:family="text">
      <style:text-properties officeooo:rsid="002afe27"/>
    </style:style>
    <style:style style:name="T26" style:family="text">
      <style:text-properties officeooo:rsid="002d603b"/>
    </style:style>
    <style:style style:name="T27" style:family="text">
      <style:text-properties officeooo:rsid="002dba2e"/>
    </style:style>
    <style:style style:name="T28" style:family="text">
      <style:text-properties officeooo:rsid="0031703f"/>
    </style:style>
    <style:style style:name="T29" style:family="text">
      <style:text-properties officeooo:rsid="00317cf4"/>
    </style:style>
    <style:style style:name="T30" style:family="text">
      <style:text-properties officeooo:rsid="00330d18"/>
    </style:style>
    <style:style style:name="T31" style:family="text">
      <style:text-properties officeooo:rsid="00336f1e"/>
    </style:style>
    <style:style style:name="T32" style:family="text">
      <style:text-properties officeooo:rsid="0034714a"/>
    </style:style>
    <style:style style:name="T33" style:family="text">
      <style:text-properties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4" style:family="text">
      <style:text-properties style:font-name="Liberation Sans" fo:font-size="13.3000001907349pt" fo:font-style="italic" fo:font-weight="bold" officeooo:rsid="0036cb69"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5" style:family="text">
      <style:text-properties style:font-name-asian="Microsoft YaHei" style:font-name-complex="Lucida Sans"/>
    </style:style>
    <style:style style:name="T36" style:family="text">
      <style:text-properties officeooo:rsid="0036cb69" style:font-name-asian="Microsoft YaHei" style:font-name-complex="Lucida Sans"/>
    </style:style>
    <style:style style:name="T37" style:family="text">
      <style:text-properties officeooo:rsid="0037e0b7"/>
    </style:style>
    <style:style style:name="T38" style:family="text">
      <style:text-properties officeooo:rsid="0039121a"/>
    </style:style>
    <style:style style:name="T39" style:family="text">
      <style:text-properties officeooo:rsid="003994be"/>
    </style:style>
    <style:style style:name="T40" style:family="text">
      <style:text-properties style:font-name="Liberation Serif" fo:font-size="12pt" fo:font-style="normal" style:font-name-asian="Microsoft YaHei" style:font-size-asian="12pt" style:font-style-asian="normal" style:font-name-complex="Lucida Sans" style:font-size-complex="12pt" style:font-style-complex="normal"/>
    </style:style>
    <style:style style:name="T41" style:family="text">
      <style:text-properties style:font-name="Liberation Serif" fo:font-size="12pt" fo:language="en" fo:country="IE" fo:font-style="normal" officeooo:rsid="0037e0b7" style:font-name-asian="Microsoft YaHei" style:font-size-asian="12pt" style:font-style-asian="normal" style:font-name-complex="Lucida Sans" style:font-size-complex="12pt" style:font-style-complex="normal"/>
    </style:style>
    <style:style style:name="T42" style:family="text">
      <style:text-properties officeooo:rsid="003b1a0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line-break/></text:p>
      <text:p text:style-name="P48"/>
      <text:p text:style-name="P48"/>
      <text:p text:style-name="P72"><text:span text:style-name="T8"/></text:p>
      <text:p text:style-name="P72"><text:span text:style-name="T8"/></text:p>
      <text:p text:style-name="P72"><text:span text:style-name="T8"/></text:p>
      <text:p text:style-name="P72"><text:span text:style-name="T8"/></text:p>
      <text:p text:style-name="P72"><text:span text:style-name="T8"/></text:p>
      <text:p text:style-name="P72"><text:span text:style-name="T8"/></text:p>
      <text:p text:style-name="P71"><text:span text:style-name="T8"/></text:p>
      <text:p text:style-name="Subtitle"><text:span text:style-name="T8">CareApp </text:span><text:line-break/>Solution for elderly persons and their carers</text:p>
      <text:p text:style-name="P71"/>
      <text:p text:style-name="P71"/>
      <text:p text:style-name="P71"/>
      <text:p text:style-name="P71"/>
      <text:p text:style-name="P71"/>
      <text:p text:style-name="P71"/>
      <text:p text:style-name="P71"/>
      <text:p text:style-name="P74"/>
      <text:p text:style-name="P74">Waterford Institute of Technology</text:p>
      <text:p text:style-name="P74">Higher Diploma in Computer Science</text:p>
      <text:p text:style-name="P76">Final Project Report</text:p>
      <text:p text:style-name="P75">January-May 2020</text:p>
      <text:p text:style-name="P74"/>
      <text:p text:style-name="P74"/>
      <text:p text:style-name="P74"/>
      <text:p text:style-name="P74"/>
      <text:p text:style-name="P74"><text:span text:style-name="T9">Author: </text:span>Edyta Sleziak</text:p>
      <text:p text:style-name="P74">Supervisor: Frank Walsh</text:p>
      <text:p text:style-name="P73"/>
      <text:p text:style-name="P78"/>
      <text:h text:style-name="Heading_20_1" text:outline-level="1"><text:bookmark-start text:name="__RefHeading___Toc1078_2677499361"/>Declaration of Authenticity <text:bookmark-end text:name="__RefHeading___Toc1078_2677499361"/></text:h>
      <text:p text:style-name="P50"/>
      <text:p text:style-name="P52">I declare that the work which follows is my own, and that any quotations from any sources (e.g. books, journals, the internet) are clearly identified as such by the use of ‘single quotation marks’, for shorter excerpt and identified italics for longer quotations. All quotations and paraphrases are accompanied by (date, author) in the text and a fuller citation is the bibliography. I have not submitted the work represented in this report in any other course of study leading to an academic award. </text:p>
      <text:p text:style-name="P50"/>
      <text:p text:style-name="P50">Student......................................................................... Date ................................. </text:p>
      <text:p text:style-name="P48"/>
      <text:p text:style-name="P48"/>
      <text:p text:style-name="P48"/>
      <text:p text:style-name="P48"/>
      <text:h text:style-name="Heading_20_1" text:outline-level="1"><text:bookmark-start text:name="__RefHeading___Toc1080_2677499361"/>Statement of Copyright <text:bookmark-end text:name="__RefHeading___Toc1080_2677499361"/></text:h>
      <text:p text:style-name="P49"/>
      <text:p text:style-name="P51">The author and Waterford Institute of Technology retain copyright of this project. Ideas contained in this project remain the intellectual property of the author except where explicitly referenced otherwise. All rights reserved. The use of any part of this document reproduced, transmitted in any form or by any means, electronic, mechanical, photocopying, recording or otherwise stored in a retrieval system without the prior written consent of the author and Waterford Institute of Technology is not permitted. </text:p>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1078_2677499361" text:style-name="Index_20_Link" text:visited-style-name="Index_20_Link">Declaration of Authenticity<text:tab/>2</text:a></text:p>
          <text:p text:style-name="P79"><text:a xlink:type="simple" xlink:href="#__RefHeading___Toc1080_2677499361" text:style-name="Index_20_Link" text:visited-style-name="Index_20_Link">Statement of Copyright<text:tab/>2</text:a></text:p>
          <text:p text:style-name="P79"><text:a xlink:type="simple" xlink:href="#__RefHeading___Toc712_2677499361" text:style-name="Index_20_Link" text:visited-style-name="Index_20_Link">Functionality Description<text:tab/>4</text:a></text:p>
          <text:p text:style-name="P97"><text:a xlink:type="simple" xlink:href="#__RefHeading___Toc1030_2677499361" text:style-name="Index_20_Link" text:visited-style-name="Index_20_Link">Carer’s application<text:tab/>5</text:a></text:p>
          <text:p text:style-name="P98"><text:a xlink:type="simple" xlink:href="#__RefHeading___Toc1251_2677499361" text:style-name="Index_20_Link" text:visited-style-name="Index_20_Link">Home screen<text:tab/>5</text:a></text:p>
          <text:p text:style-name="P98"><text:a xlink:type="simple" xlink:href="#__RefHeading___Toc1154_2677499361" text:style-name="Index_20_Link" text:visited-style-name="Index_20_Link">To-do list<text:tab/>5</text:a></text:p>
          <text:p text:style-name="P98"><text:a xlink:type="simple" xlink:href="#__RefHeading___Toc1156_2677499361" text:style-name="Index_20_Link" text:visited-style-name="Index_20_Link">Shared notes<text:tab/>5</text:a></text:p>
          <text:p text:style-name="P98"><text:a xlink:type="simple" xlink:href="#__RefHeading___Toc1158_2677499361" text:style-name="Index_20_Link" text:visited-style-name="Index_20_Link">Notifications<text:tab/>6</text:a></text:p>
          <text:p text:style-name="P98"><text:a xlink:type="simple" xlink:href="#__RefHeading___Toc1160_2677499361" text:style-name="Index_20_Link" text:visited-style-name="Index_20_Link">Reports<text:tab/>6</text:a></text:p>
          <text:p text:style-name="P98"><text:a xlink:type="simple" xlink:href="#__RefHeading___Toc1162_2677499361" text:style-name="Index_20_Link" text:visited-style-name="Index_20_Link">Account settings<text:tab/>6</text:a></text:p>
          <text:p text:style-name="P97"><text:a xlink:type="simple" xlink:href="#__RefHeading___Toc1032_2677499361" text:style-name="Index_20_Link" text:visited-style-name="Index_20_Link">Patient application<text:tab/>7</text:a></text:p>
          <text:p text:style-name="P98"><text:a xlink:type="simple" xlink:href="#__RefHeading___Toc1099_2677499361" text:style-name="Index_20_Link" text:visited-style-name="Index_20_Link">Easy phone call<text:tab/>7</text:a></text:p>
          <text:p text:style-name="P98"><text:a xlink:type="simple" xlink:href="#__RefHeading___Toc1101_2677499361" text:style-name="Index_20_Link" text:visited-style-name="Index_20_Link">SOS button<text:tab/>7</text:a></text:p>
          <text:p text:style-name="P98"><text:a xlink:type="simple" xlink:href="#__RefHeading___Toc1103_2677499361" text:style-name="Index_20_Link" text:visited-style-name="Index_20_Link">To-Do list<text:tab/>7</text:a></text:p>
          <text:p text:style-name="P98"><text:a xlink:type="simple" xlink:href="#__RefHeading___Toc1105_2677499361" text:style-name="Index_20_Link" text:visited-style-name="Index_20_Link">Shared notes<text:tab/>7</text:a></text:p>
          <text:p text:style-name="P98"><text:a xlink:type="simple" xlink:href="#__RefHeading___Toc1107_2677499361" text:style-name="Index_20_Link" text:visited-style-name="Index_20_Link">Pop up notifications<text:tab/>8</text:a></text:p>
          <text:p text:style-name="P98"><text:a xlink:type="simple" xlink:href="#__RefHeading___Toc1109_2677499361" text:style-name="Index_20_Link" text:visited-style-name="Index_20_Link">Background data gathering<text:tab/>8</text:a></text:p>
          <text:p text:style-name="P97"><text:a xlink:type="simple" xlink:href="#__RefHeading___Toc1034_2677499361" text:style-name="Index_20_Link" text:visited-style-name="Index_20_Link">Firebase<text:tab/>9</text:a></text:p>
          <text:p text:style-name="P96"><text:a xlink:type="simple" xlink:href="#__RefHeading___Toc1044_2677499361" text:style-name="Index_20_Link" text:visited-style-name="Index_20_Link">Authentication<text:tab/>9</text:a></text:p>
          <text:p text:style-name="P96"><text:a xlink:type="simple" xlink:href="#__RefHeading___Toc1046_2677499361" text:style-name="Index_20_Link" text:visited-style-name="Index_20_Link">Database<text:tab/>9</text:a></text:p>
          <text:p text:style-name="P79"><text:a xlink:type="simple" xlink:href="#__RefHeading___Toc1048_2677499361" text:style-name="Index_20_Link" text:visited-style-name="Index_20_Link">Architecture and used solutions<text:tab/>10</text:a></text:p>
          <text:p text:style-name="P97"><text:a xlink:type="simple" xlink:href="#__RefHeading___Toc1050_2677499361" text:style-name="Index_20_Link" text:visited-style-name="Index_20_Link">MVVM<text:tab/>10</text:a></text:p>
          <text:p text:style-name="P96"><text:a xlink:type="simple" xlink:href="#__RefHeading___Toc1186_2677499361" text:style-name="Index_20_Link" text:visited-style-name="Index_20_Link">RecyclerView, LiveData and mutableLists<text:tab/>10</text:a></text:p>
          <text:p text:style-name="P97"><text:a xlink:type="simple" xlink:href="#__RefHeading___Toc1269_2677499361" text:style-name="Index_20_Link" text:visited-style-name="Index_20_Link">Integrations<text:tab/>10</text:a></text:p>
          <text:p text:style-name="P96"><text:a xlink:type="simple" xlink:href="#__RefHeading___Toc1271_2677499361" text:style-name="Index_20_Link" text:visited-style-name="Index_20_Link">Heart rate and steps count readings<text:tab/>10</text:a></text:p>
          <text:p text:style-name="P96"><text:a xlink:type="simple" xlink:href="#__RefHeading___Toc1273_2677499361" text:style-name="Index_20_Link" text:visited-style-name="Index_20_Link">Location readings<text:tab/>10</text:a></text:p>
          <text:p text:style-name="P79"><text:a xlink:type="simple" xlink:href="#__RefHeading___Toc1036_2677499361" text:style-name="Index_20_Link" text:visited-style-name="Index_20_Link">Data Model<text:tab/>11</text:a></text:p>
          <text:p text:style-name="P97"><text:a xlink:type="simple" xlink:href="#__RefHeading___Toc1060_2677499361" text:style-name="Index_20_Link" text:visited-style-name="Index_20_Link">Data fields<text:tab/>11</text:a></text:p>
          <text:p text:style-name="P97"><text:a xlink:type="simple" xlink:href="#__RefHeading___Toc1038_2677499361" text:style-name="Index_20_Link" text:visited-style-name="Index_20_Link">Data methods<text:tab/>12</text:a></text:p>
          <text:p text:style-name="P79"><text:a xlink:type="simple" xlink:href="#__RefHeading___Toc1056_2677499361" text:style-name="Index_20_Link" text:visited-style-name="Index_20_Link">Testing<text:tab/>13</text:a></text:p>
          <text:p text:style-name="P79"><text:a xlink:type="simple" xlink:href="#__RefHeading___Toc1058_2677499361" text:style-name="Index_20_Link" text:visited-style-name="Index_20_Link">Scalability and other future enhancements<text:tab/>14</text:a></text:p>
        </text:index-body>
      </text:table-of-content>
      <text:p text:style-name="P48"/>
      <text:h text:style-name="P83" text:outline-level="1"><text:bookmark-start text:name="__RefHeading___Toc712_2677499361"/><text:span text:style-name="T6">Functionality Description</text:span><text:bookmark-end text:name="__RefHeading___Toc712_2677499361"/></text:h>
      <text:p text:style-name="P1"/>
      <text:p text:style-name="P2">The solution consists of two mobile applications <text:span text:style-name="T10">connected by</text:span> one user account <text:span text:style-name="T10">kept in Firebase</text:span>. <text:span text:style-name="T12">The idea is to help working family members to take care about elderly member of their families without need of hiring expensive </text:span><text:span text:style-name="T13">nurse.</text:span></text:p>
      <text:p text:style-name="P2">First application is part for <text:span text:style-name="T10">elderly person, which allows to manage simple tasks, remind about important activities such as taking medicines and contact carer. The user interface</text:span><text:span text:style-name="T12"> of application is simple and functionality reduced to necessary minimum to allow every person, even those that have neved used mobile phones, to be able to use given functionality. </text:span><text:span text:style-name="T13">In the background application will also gather information like current location, notification response time, health metrics and share it with carer, which can prompt an action in case of emergency or simply be shared and analysed by doctors.</text:span></text:p>
      <text:p text:style-name="P3"><text:span text:style-name="T11">On the other end is mobile application for carer, which allows to create and manage content of patent application </text:span><text:span text:style-name="T13">as well as read gathered information</text:span><text:span text:style-name="T11">. </text:span><text:span text:style-name="T14">Application will also notify carer when unusual action was taken by elderly person such as SOS button was tapped, location of person changed unexpectedly or heart rate is outside of given range.</text:span></text:p>
      <text:p text:style-name="P3"><text:span text:style-name="T14"/></text:p>
      <text:p text:style-name="P37"><text:span text:style-name="T14">&lt;</text:span><text:span text:style-name="T11">diagram to be included&gt;</text:span></text:p>
      <text:p text:style-name="P3"><text:span text:style-name="T14"/></text:p>
      <text:p text:style-name="P4"/>
      <text:h text:style-name="P92" text:outline-level="2"/>
      <text:h text:style-name="P95" text:outline-level="2"><text:bookmark-start text:name="__RefHeading___Toc1030_2677499361"/><text:span text:style-name="T6">Carer’s application</text:span><text:bookmark-end text:name="__RefHeading___Toc1030_2677499361"/></text:h>
      <text:p text:style-name="P46">The mobile application for carer <text:span text:style-name="T39">is designed mostly to manage information displayed in patient’s application as well as display the latest readings gathered by this application.</text:span></text:p>
      <text:p text:style-name="P47">Use of navigation drawer helps to switch quickly between offered features.</text:p>
      <text:p text:style-name="P38">&lt;screenshot of navigation drawer options&gt;</text:p>
      <text:h text:style-name="P101" text:outline-level="4"><text:bookmark-start text:name="__RefHeading___Toc1251_2677499361"/>Home screen<text:bookmark-end text:name="__RefHeading___Toc1251_2677499361"/></text:h>
      <text:p text:style-name="P29">Home screen consist of few tiles with summary of data related to user’s account and current state of patient i.e. number of active notifications, total number of to-do items and so on. Those tiles also serve as shortcuts to given features and by clicking them user is taken to relevant section. Additionally, the latest location status (‘home’ or ‘not home’) is displayed as well as the latest <text:span text:style-name="T26">activity and </text:span>health metrics (<text:span text:style-name="T26">steps, </text:span>heart rate).</text:p>
      <text:p text:style-name="P13">&lt;screenshot of home screen to be included&gt;</text:p>
      <text:h text:style-name="Heading_20_4" text:outline-level="4"><text:bookmark-start text:name="__RefHeading___Toc1154_2677499361"/>To-do list<text:bookmark-end text:name="__RefHeading___Toc1154_2677499361"/></text:h>
      <text:p text:style-name="P33">Carer is able to add new to-do item, edit existing and remove redundant ones.</text:p>
      <text:p text:style-name="P33">Basic view of to-do items consists on only active (not complete items). However, user is able to navigate to history and read details on when to-do item was marked as complete.</text:p>
      <text:p text:style-name="P33">While adding new to-do item, carer is also able to create corresponding notification by ticking checkbox ‘add notification’ and filling display date field.</text:p>
      <text:p text:style-name="P10">&lt;screenshot of <text:span text:style-name="T27">adding todo</text:span> <text:span text:style-name="T27">item </text:span>screen to be included&gt;</text:p>
      <text:h text:style-name="Heading_20_4" text:outline-level="4"><text:bookmark-start text:name="__RefHeading___Toc1156_2677499361"/>Shared notes<text:bookmark-end text:name="__RefHeading___Toc1156_2677499361"/></text:h>
      <text:p text:style-name="P39">Shared notes is functionality that allows user on both sides of the solution (<text:span text:style-name="T29">carer and patient) to view, add and edit notes important for them as well as remove ones that are not needed any more.</text:span></text:p>
      <text:p text:style-name="P21">Notes, unlike to-so items can be long, multiline text, that can be edited in both applications. The idea behind this feature is to capture and share with other side some information that otherwise could be missed (such as ‘neighbour asked to contact him this afternoon’), <text:span text:style-name="T30">important contacts</text:span> or just information that both sides <text:span text:style-name="T24">treat as important, like daily readings of blood pressure of elderly person.</text:span></text:p>
      <text:p text:style-name="P34">List of active (not removed) notes will be displayed in chronological order starting from notes with the latest update date.</text:p>
      <text:p text:style-name="P34">Care has ability to navigate to history of removed notes and read details of note as well as information when and by whom note was removed. In case of situation when shared note was removed by mistake, carer will be able to restore its active state.</text:p>
      <text:p text:style-name="P10">&lt;screenshot of <text:span text:style-name="T27">adding shared notes </text:span>screen to be included&gt;</text:p>
      <text:p text:style-name="P11">&lt;screenshot of<text:span text:style-name="T27"> notes </text:span><text:span text:style-name="T16">history</text:span><text:span text:style-name="T27"> </text:span>screen to be included&gt;</text:p>
      <text:h text:style-name="Heading_20_4" text:outline-level="4"><text:bookmark-start text:name="__RefHeading___Toc1158_2677499361"/><text:soft-page-break/>Notifications<text:bookmark-end text:name="__RefHeading___Toc1158_2677499361"/></text:h>
      <text:p text:style-name="P40">Carer is able to create set of notification for elderly person <text:span text:style-name="T32">that will be displayed as pop up message in patient’s application. The difference between to-do item and notification is that it is expected to take immediate action once notification is displayed (taking medicine or take health measurements like heart rate or blood pressure at certain time), while to-do item would be task that can be done anytime.</text:span></text:p>
      <text:p text:style-name="P42">It is possible for carer to navigate to history of notification which will display notifications marked as ‘done’ together with date of completion <text:span text:style-name="T32">and initial display date</text:span>.</text:p>
      <text:p text:style-name="P41">Additionally, carer <text:span text:style-name="T31">is able to create notification while adding item to to-do list.</text:span></text:p>
      <text:p text:style-name="P10">&lt;screenshot of <text:span text:style-name="T27">adding notification </text:span>screen to be included&gt;</text:p>
      <text:p text:style-name="P10">&lt;screenshot of <text:span text:style-name="T27">notifications history </text:span>screen to be included&gt;</text:p>
      <text:h text:style-name="Heading_20_4" text:outline-level="4"><text:bookmark-start text:name="__RefHeading___Toc1160_2677499361"/>Reports<text:bookmark-end text:name="__RefHeading___Toc1160_2677499361"/></text:h>
      <text:p text:style-name="P45">Report section <text:span text:style-name="T42">would display data from gathered information like average notification response time, average heart rate, average daily steps count and so on. From this section should be also possible to see location history.</text:span></text:p>
      <text:p text:style-name="P10">&lt;screenshot of <text:span text:style-name="T27">reports </text:span>screen to be included&gt;</text:p>
      <text:h text:style-name="Heading_20_4" text:outline-level="4"><text:bookmark-start text:name="__RefHeading___Toc1162_2677499361"/>Account settings<text:bookmark-end text:name="__RefHeading___Toc1162_2677499361"/></text:h>
      <text:p text:style-name="P43">From setting<text:span text:style-name="T37">s</text:span> screen care<text:span text:style-name="T37">r</text:span> will be able to manage personal information <text:span text:style-name="T39">(</text:span>names of carer and patient, emergency contact number for use by elderly person, account password<text:span text:style-name="T39">)</text:span> and well as preferences <text:span text:style-name="T39">needed for triggering alerts, if carer decides to use this feature. That would</text:span> include home location, safe home radius, safe heart rate range, safe notification response time. </text:p>
      <text:p text:style-name="P10">&lt;screenshot of <text:span text:style-name="T27">settings </text:span>screen to be included&gt;</text:p>
      <text:p text:style-name="P35"><text:span text:style-name="T33">Notification</text:span><text:span text:style-name="T34">s for carer</text:span></text:p>
      <text:p text:style-name="P44"><text:span text:style-name="T36">S</text:span><text:span text:style-name="T35">imilar to notifications created by carer for patient, carer will have pop up notifications displayed as well when trigger event occur. That would include clicking on SOS button by elderly person as well as in case of latest gathered location, health metrics or response time being outside of specified safe frame. Notification will include date, time and the latest location of patient’s phone together with name of event that triggered notification.</text:span></text:p>
      <text:p text:style-name="P12"><text:span text:style-name="T40">&lt;screenshot of </text:span><text:span text:style-name="T41">notification for carer</text:span><text:span text:style-name="T40"> to be included&gt;</text:span></text:p>
      <text:h text:style-name="P93" text:outline-level="2"><text:bookmark-start text:name="__RefHeading___Toc1032_2677499361"/><text:span text:style-name="T6">Patient application</text:span><text:bookmark-end text:name="__RefHeading___Toc1032_2677499361"/></text:h>
      <text:p text:style-name="P17"/>
      <text:p text:style-name="P19">The mobile application for person under care with its simplified, colourful user interface <text:span text:style-name="T38">that is easy to read and use by elderly person with worsened sight.</text:span></text:p>
      <text:p text:style-name="P19"><text:span text:style-name="T38">Main screen includes 4 buttons having different colours and clicking them would start different </text:span>features <text:span text:style-name="T38">as described below.</text:span></text:p>
      <text:p text:style-name="P25">&lt;screenshot<text:span text:style-name="T20">s</text:span> of <text:span text:style-name="T38">home page </text:span>to be added&gt;</text:p>
      <text:h text:style-name="P100" text:outline-level="4"><text:bookmark-start text:name="__RefHeading___Toc1099_2677499361"/>Easy phone call<text:bookmark-end text:name="__RefHeading___Toc1099_2677499361"/></text:h>
      <text:p text:style-name="P18">Visible button on main page of the application allows to make phone call directly from the application. Person using the application does n<text:span text:style-name="T38">o</text:span>t have to navigate outside the application to find the number, which can save time when its most needed <text:span text:style-name="T17">and also frustration when person is not very familiar with mobile phone use.</text:span></text:p>
      <text:p text:style-name="P18">Contact emergency number set by carers <text:span text:style-name="T38">in settings section of his application</text:span> will be automatically selected and dialled when button is clicked. </text:p>
      <text:p text:style-name="P22">&lt;screenshot<text:span text:style-name="T20">s</text:span> of <text:span text:style-name="T20">call button and dial screen</text:span> to be added&gt;</text:p>
      <text:h text:style-name="P99" text:outline-level="4"><text:bookmark-start text:name="__RefHeading___Toc1101_2677499361"/>SOS button<text:bookmark-end text:name="__RefHeading___Toc1101_2677499361"/></text:h>
      <text:p text:style-name="P26">SOS button is easy and quick way to inform carer that something is not right when making call for some reason is not possible. Clicking SOS button will trigger p<text:span text:style-name="T42">op up</text:span> notification in carer’s application including date and time of pressing button as well as last location of elderly person phone <text:span text:style-name="T22">with short information ‘SOS button was triggered’</text:span>. This will allow to take quick action <text:span text:style-name="T22">by carer.</text:span></text:p>
      <text:h text:style-name="P99" text:outline-level="4"><text:bookmark-start text:name="__RefHeading___Toc1103_2677499361"/>To-Do list<text:bookmark-end text:name="__RefHeading___Toc1103_2677499361"/></text:h>
      <text:p text:style-name="P28">After clicking on To-Do button user (patient) is taken to the view of list that consists of to-do items – <text:span text:style-name="T23">short but meaningful messages</text:span>. List is generated based on carer’s input and the idea behind this feature is to point out easy but important from carer’s point of view tasks that elderly person should take care of <text:span text:style-name="T23">such as ‘Feed the cat’</text:span>. <text:span text:style-name="T23">Patient has no ability to add new items to the list, but is able to mark tasks as done. Date and time of completing task will be saved to database and can be read by carer.</text:span></text:p>
      <text:p text:style-name="P23"><text:span text:style-name="T21">&lt;screenshot of to-do list to be added&gt;</text:span></text:p>
      <text:h text:style-name="P99" text:outline-level="4"><text:bookmark-start text:name="__RefHeading___Toc1105_2677499361"/>Shared notes<text:bookmark-end text:name="__RefHeading___Toc1105_2677499361"/></text:h>
      <text:p text:style-name="P20">Shared notes is a feature that allows to add, read, edit and remove notes by both carer and patient. Notes are ordered from the latest to the oldest. <text:span text:style-name="T38">However, in case of elderly person’s application only active notes will be displayed. There will be no option to navigate to the history of removed notes to keep the functionality of the application as simple as possible.</text:span></text:p>
      <text:p text:style-name="P23"><text:span text:style-name="T21">&lt;screenshot of shared notes to be added&gt;</text:span></text:p>
      <text:h text:style-name="P99" text:outline-level="4"><text:bookmark-start text:name="__RefHeading___Toc1107_2677499361"/><text:soft-page-break/>P<text:span text:style-name="T42">op up</text:span> notifications<text:bookmark-end text:name="__RefHeading___Toc1107_2677499361"/></text:h>
      <text:p text:style-name="P30">This feature is not accessible directly from <text:span text:style-name="T25">patient's</text:span> user <text:span text:style-name="T25">interface</text:span>, but instead when <text:span text:style-name="T21">time specified by carer comes pop up notification is displayed to patient. Person under care can mark it as done, which will save the time of reaction to database. The other option is to select ‘Remind me later’ which will cause displaying the same notification again in next 15 minutes.</text:span></text:p>
      <text:p text:style-name="P27">Notification text and display time is set up by carer.</text:p>
      <text:p text:style-name="P23"><text:span text:style-name="T21">&lt;screenshot of notification to be added&gt;</text:span></text:p>
      <text:h text:style-name="P99" text:outline-level="4"><text:bookmark-start text:name="__RefHeading___Toc1109_2677499361"/>Background data gathering<text:bookmark-end text:name="__RefHeading___Toc1109_2677499361"/></text:h>
      <text:p text:style-name="P26">Apart from feature accessible using UI and p<text:span text:style-name="T42">op up</text:span> notification, patient’s application is also gathering data like phone location as well as health metrics (if used) and saving it to database for later use by carer. This type of data can be then used not only for analysis but also to trigger alerts if <text:span text:style-name="T25">unusual</text:span> readings are saved.</text:p>
      <text:p text:style-name="P16"/>
      <text:h text:style-name="P91" text:outline-level="2"/>
      <text:h text:style-name="P94" text:outline-level="2"><text:bookmark-start text:name="__RefHeading___Toc1034_2677499361"/><text:span text:style-name="T6">Firebase</text:span><text:bookmark-end text:name="__RefHeading___Toc1034_2677499361"/></text:h>
      <text:p text:style-name="P31"/>
      <text:p text:style-name="P32">Solution is heavily based on Firebase service for user authentication and database. <text:span text:style-name="T18">This allows both applications have data in sync, despite being in fact two different applications. </text:span></text:p>
      <text:h text:style-name="P89" text:outline-level="3"><text:bookmark-start text:name="__RefHeading___Toc1044_2677499361"/><text:span text:style-name="T7">Authentication</text:span><text:bookmark-end text:name="__RefHeading___Toc1044_2677499361"/></text:h>
      <text:p text:style-name="P36"><text:span text:style-name="T18">User is able to create an account using e-mail and password and successfully log in to the application to see the content related to the account. Advantage of using Firebase service is that account security and fields validation is managed outside the solution. Firebase authentication also allows to use other types of authentications without creating account (such as logging in using Google or Facebook account).</text:span></text:p>
      <text:p text:style-name="P24"><text:span text:style-name="T19">&lt;screenshot of </text:span>login screen<text:span text:style-name="T19"> to be added&gt;</text:span></text:p>
      <text:p text:style-name="P24"/>
      <text:h text:style-name="P88" text:outline-level="3"><text:bookmark-start text:name="__RefHeading___Toc1046_2677499361"/><text:span text:style-name="T7">Database</text:span><text:line-break/><text:bookmark-end text:name="__RefHeading___Toc1046_2677499361"/></text:h>
      <text:p text:style-name="P5">The idea of use single account for both patient and carer applications somehow forced use of external, realtime database to keep data in sync in both applications.</text:p>
      <text:p text:style-name="P5">Firebase Realtime Database solution allows to keep all information about account, content (notes, notifications, to-do items, gathered data etc.) related to the account without need of storing data locally or developing custom database solution. Data can be read and utilised by applications when needed.</text:p>
      <text:p text:style-name="P6">The following picture shows structure of database:</text:p>
      <text:p text:style-name="P7">&lt;screenshot of database to be added&gt;</text:p>
      <text:h text:style-name="P85" text:outline-level="1"/>
      <text:h text:style-name="P86" text:outline-level="1"/>
      <text:h text:style-name="P84" text:outline-level="1"><text:bookmark-start text:name="__RefHeading___Toc1048_2677499361"/>Architecture and used solutions<text:bookmark-end text:name="__RefHeading___Toc1048_2677499361"/></text:h>
      <text:h text:style-name="P90" text:outline-level="2"><text:bookmark-start text:name="__RefHeading___Toc1050_2677499361"/>MVVM <text:bookmark-end text:name="__RefHeading___Toc1050_2677499361"/></text:h>
      <text:p text:style-name="P14">Carer’s mobile application uses model-view-viewmodel architecture recomended by Google.</text:p>
      <text:p text:style-name="P14">Each view has viewmodel which communicates with database (Firebase) using corresponding model classes. This solution allows to separate view from business logic (viewmodel) and database.</text:p>
      <text:p text:style-name="P8">&lt;to be completed&gt;</text:p>
      <text:h text:style-name="Heading_20_3" text:outline-level="3"><text:bookmark-start text:name="__RefHeading___Toc1186_2677499361"/>RecyclerView, LiveData and mutableLists <text:bookmark-end text:name="__RefHeading___Toc1186_2677499361"/></text:h>
      <text:p text:style-name="P9"><text:span text:style-name="T15">&lt;to be completed&gt;</text:span></text:p>
      <text:h text:style-name="Heading_20_2" text:outline-level="2"><text:bookmark-start text:name="__RefHeading___Toc1269_2677499361"/>Integrations<text:bookmark-end text:name="__RefHeading___Toc1269_2677499361"/></text:h>
      <text:p text:style-name="P9">&lt;to be completed&gt;</text:p>
      <text:h text:style-name="Heading_20_3" text:outline-level="3"><text:bookmark-start text:name="__RefHeading___Toc1271_2677499361"/>Heart rate and steps count readings<text:bookmark-end text:name="__RefHeading___Toc1271_2677499361"/></text:h>
      <text:p text:style-name="P9"><text:span text:style-name="T15">&lt;to be completed&gt;</text:span></text:p>
      <text:h text:style-name="Heading_20_3" text:outline-level="3"><text:bookmark-start text:name="__RefHeading___Toc1273_2677499361"/>Location readings<text:bookmark-end text:name="__RefHeading___Toc1273_2677499361"/></text:h>
      <text:p text:style-name="P9">&lt;to be completed&gt;</text:p>
      <text:h text:style-name="P83" text:outline-level="1"><text:bookmark-start text:name="__RefHeading___Toc1036_2677499361"/>Data Model<text:bookmark-end text:name="__RefHeading___Toc1036_2677499361"/></text:h>
      <text:h text:style-name="P90" text:outline-level="2"><text:bookmark-start text:name="__RefHeading___Toc1060_2677499361"/>Data fields<text:bookmark-end text:name="__RefHeading___Toc1060_2677499361"/></text:h>
      <text:p text:style-name="P53"/>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66">Field name</text:p>
          </table:table-cell>
          <table:table-cell table:style-name="Table1.A1" office:value-type="string">
            <text:p text:style-name="P81">Data type</text:p>
          </table:table-cell>
          <table:table-cell table:style-name="Table1.C1" office:value-type="string">
            <text:p text:style-name="P81">Description</text:p>
          </table:table-cell>
        </table:table-row>
        <table:table-row>
          <table:table-cell table:style-name="Table1.A2" table:number-columns-spanned="3" office:value-type="string">
            <text:p text:style-name="P63">To<text:span text:style-name="T1">D</text:span>o</text:p>
          </table:table-cell>
          <table:covered-table-cell/>
          <table:covered-table-cell/>
        </table:table-row>
        <table:table-row>
          <table:table-cell table:style-name="Table1.A13" office:value-type="string">
            <text:p text:style-name="P54">id</text:p>
          </table:table-cell>
          <table:table-cell table:style-name="Table1.B3" office:value-type="string">
            <text:p text:style-name="P54"><text:span text:style-name="T3">Long</text:span></text:p>
          </table:table-cell>
          <table:table-cell table:style-name="Table1.C3" office:value-type="string">
            <text:p text:style-name="Table_20_Contents"/>
          </table:table-cell>
        </table:table-row>
        <table:table-row>
          <table:table-cell table:style-name="Table1.A13" office:value-type="string">
            <text:p text:style-name="P53">task</text:p>
          </table:table-cell>
          <table:table-cell table:style-name="Table1.B4" office:value-type="string">
            <text:p text:style-name="P53"><text:span text:style-name="T3">S</text:span>tring </text:p>
          </table:table-cell>
          <table:table-cell table:style-name="Table1.C4" office:value-type="string">
            <text:p text:style-name="Table_20_Contents"/>
          </table:table-cell>
        </table:table-row>
        <table:table-row>
          <table:table-cell table:style-name="Table1.A13" office:value-type="string">
            <text:p text:style-name="P53"><text:span text:style-name="T1">isC</text:span>ompleted</text:p>
          </table:table-cell>
          <table:table-cell table:style-name="Table1.B5" office:value-type="string">
            <text:p text:style-name="P53"><text:span text:style-name="T3">B</text:span>oolean</text:p>
          </table:table-cell>
          <table:table-cell table:style-name="Table1.C5" office:value-type="string">
            <text:p text:style-name="Table_20_Contents"/>
          </table:table-cell>
        </table:table-row>
        <table:table-row>
          <table:table-cell table:style-name="Table1.A13" office:value-type="string">
            <text:p text:style-name="P67">dateCompleted</text:p>
          </table:table-cell>
          <table:table-cell table:style-name="Table1.B7" office:value-type="string">
            <text:p text:style-name="P68"><text:span text:style-name="T4">LocalDateTime</text:span> </text:p>
          </table:table-cell>
          <table:table-cell table:style-name="Table1.C7" office:value-type="string">
            <text:p text:style-name="Table_20_Contents"/>
          </table:table-cell>
        </table:table-row>
        <table:table-row>
          <table:table-cell table:style-name="Table1.A13" office:value-type="string">
            <text:p text:style-name="P70">userId</text:p>
          </table:table-cell>
          <table:table-cell table:style-name="Table1.B7" office:value-type="string">
            <text:p text:style-name="P70">Long</text:p>
          </table:table-cell>
          <table:table-cell table:style-name="Table1.C7" office:value-type="string">
            <text:p text:style-name="Table_20_Contents"/>
          </table:table-cell>
        </table:table-row>
        <table:table-row>
          <table:table-cell table:style-name="Table1.A2" table:number-columns-spanned="3" office:value-type="string">
            <text:p text:style-name="P63">Notifications</text:p>
          </table:table-cell>
          <table:covered-table-cell/>
          <table:covered-table-cell/>
        </table:table-row>
        <table:table-row>
          <table:table-cell table:style-name="Table1.A13" office:value-type="string">
            <text:p text:style-name="P54">id</text:p>
          </table:table-cell>
          <table:table-cell table:style-name="Table1.B13" office:value-type="string">
            <text:p text:style-name="P57"><text:span text:style-name="T3">Long</text:span></text:p>
          </table:table-cell>
          <table:table-cell table:style-name="Table1.C13" office:value-type="string">
            <text:p text:style-name="Table_20_Contents"/>
          </table:table-cell>
        </table:table-row>
        <table:table-row>
          <table:table-cell table:style-name="Table1.A13" office:value-type="string">
            <text:p text:style-name="P53">notification</text:p>
          </table:table-cell>
          <table:table-cell table:style-name="Table1.B13" office:value-type="string">
            <text:p text:style-name="P57"><text:span text:style-name="T3">S</text:span>tring </text:p>
          </table:table-cell>
          <table:table-cell table:style-name="Table1.C13" office:value-type="string">
            <text:p text:style-name="Table_20_Contents"/>
          </table:table-cell>
        </table:table-row>
        <table:table-row>
          <table:table-cell table:style-name="Table1.A13" office:value-type="string">
            <text:p text:style-name="P53">displayTime</text:p>
          </table:table-cell>
          <table:table-cell table:style-name="Table1.B13" office:value-type="string">
            <text:p text:style-name="P69"><text:span text:style-name="T4">LocalDateTime</text:span></text:p>
          </table:table-cell>
          <table:table-cell table:style-name="Table1.C13" office:value-type="string">
            <text:p text:style-name="Table_20_Contents"/>
          </table:table-cell>
        </table:table-row>
        <table:table-row>
          <table:table-cell table:style-name="Table1.A13" office:value-type="string">
            <text:p text:style-name="P53">completedTime</text:p>
          </table:table-cell>
          <table:table-cell table:style-name="Table1.B13" office:value-type="string">
            <text:p text:style-name="P69"><text:span text:style-name="T4">LocalDateTime</text:span></text:p>
          </table:table-cell>
          <table:table-cell table:style-name="Table1.C13" office:value-type="string">
            <text:p text:style-name="Table_20_Contents"/>
          </table:table-cell>
        </table:table-row>
        <table:table-row>
          <table:table-cell table:style-name="Table1.A13" office:value-type="string">
            <text:p text:style-name="P70">userId</text:p>
          </table:table-cell>
          <table:table-cell table:style-name="Table1.B13" office:value-type="string">
            <text:p text:style-name="P70">Long</text:p>
          </table:table-cell>
          <table:table-cell table:style-name="Table1.C13" office:value-type="string">
            <text:p text:style-name="Table_20_Contents"/>
          </table:table-cell>
        </table:table-row>
        <table:table-row>
          <table:table-cell table:style-name="Table1.A2" table:number-columns-spanned="3" office:value-type="string">
            <text:p text:style-name="P63"><text:span text:style-name="T1">N</text:span>otes</text:p>
          </table:table-cell>
          <table:covered-table-cell/>
          <table:covered-table-cell/>
        </table:table-row>
        <table:table-row>
          <table:table-cell table:style-name="Table1.A38" office:value-type="string">
            <text:p text:style-name="P53">id</text:p>
          </table:table-cell>
          <table:table-cell table:style-name="Table1.B22" office:value-type="string">
            <text:p text:style-name="P57"><text:span text:style-name="T3">Long</text:span></text:p>
          </table:table-cell>
          <table:table-cell table:style-name="Table1.C22" office:value-type="string">
            <text:p text:style-name="Table_20_Contents"/>
          </table:table-cell>
        </table:table-row>
        <table:table-row>
          <table:table-cell table:style-name="Table1.A38" office:value-type="string">
            <text:p text:style-name="P53">note</text:p>
          </table:table-cell>
          <table:table-cell table:style-name="Table1.B22" office:value-type="string">
            <text:p text:style-name="P57"><text:span text:style-name="T3">S</text:span>tring </text:p>
          </table:table-cell>
          <table:table-cell table:style-name="Table1.C22" office:value-type="string">
            <text:p text:style-name="Table_20_Contents"/>
          </table:table-cell>
        </table:table-row>
        <table:table-row>
          <table:table-cell table:style-name="Table1.A38" office:value-type="string">
            <text:p text:style-name="P54">createdDate</text:p>
          </table:table-cell>
          <table:table-cell table:style-name="Table1.B22" office:value-type="string">
            <text:p text:style-name="P69"><text:span text:style-name="T4">LocalDateTime</text:span></text:p>
          </table:table-cell>
          <table:table-cell table:style-name="Table1.C22" office:value-type="string">
            <text:p text:style-name="Table_20_Contents"/>
          </table:table-cell>
        </table:table-row>
        <table:table-row>
          <table:table-cell table:style-name="Table1.A38" office:value-type="string">
            <text:p text:style-name="P54">createdBy</text:p>
          </table:table-cell>
          <table:table-cell table:style-name="Table1.B22" office:value-type="string">
            <text:p text:style-name="P57"><text:span text:style-name="T3">S</text:span>tring </text:p>
          </table:table-cell>
          <table:table-cell table:style-name="Table1.C22" office:value-type="string">
            <text:p text:style-name="Table_20_Contents"/>
          </table:table-cell>
        </table:table-row>
        <table:table-row>
          <table:table-cell table:style-name="Table1.A38" office:value-type="string">
            <text:p text:style-name="P54">updatedDate</text:p>
          </table:table-cell>
          <table:table-cell table:style-name="Table1.B22" office:value-type="string">
            <text:p text:style-name="P69"><text:span text:style-name="T4">LocalDateTime</text:span></text:p>
          </table:table-cell>
          <table:table-cell table:style-name="Table1.C22" office:value-type="string">
            <text:p text:style-name="Table_20_Contents"/>
          </table:table-cell>
        </table:table-row>
        <table:table-row>
          <table:table-cell table:style-name="Table1.A38" office:value-type="string">
            <text:p text:style-name="P53">updatedBy</text:p>
          </table:table-cell>
          <table:table-cell table:style-name="Table1.B22" office:value-type="string">
            <text:p text:style-name="P57"><text:span text:style-name="T3">S</text:span>tring </text:p>
          </table:table-cell>
          <table:table-cell table:style-name="Table1.C22" office:value-type="string">
            <text:p text:style-name="Table_20_Contents"/>
          </table:table-cell>
        </table:table-row>
        <table:table-row>
          <table:table-cell table:style-name="Table1.A38" office:value-type="string">
            <text:p text:style-name="P53">isActive</text:p>
          </table:table-cell>
          <table:table-cell table:style-name="Table1.B22" office:value-type="string">
            <text:p text:style-name="P80">Boolean</text:p>
          </table:table-cell>
          <table:table-cell table:style-name="Table1.C22" office:value-type="string">
            <text:p text:style-name="Table_20_Contents"/>
          </table:table-cell>
        </table:table-row>
        <table:table-row>
          <table:table-cell table:style-name="Table1.A38" office:value-type="string">
            <text:p text:style-name="P70">userId</text:p>
          </table:table-cell>
          <table:table-cell table:style-name="Table1.B22" office:value-type="string">
            <text:p text:style-name="P70">Long</text:p>
          </table:table-cell>
          <table:table-cell table:style-name="Table1.C22" office:value-type="string">
            <text:p text:style-name="Table_20_Contents"/>
          </table:table-cell>
        </table:table-row>
        <table:table-row table:style-name="Table1.23">
          <table:table-cell table:style-name="Table1.A2" table:number-columns-spanned="3" office:value-type="string">
            <text:p text:style-name="P64">Location</text:p>
          </table:table-cell>
          <table:covered-table-cell/>
          <table:covered-table-cell/>
        </table:table-row>
        <table:table-row>
          <table:table-cell table:style-name="Table1.A38" office:value-type="string">
            <text:p text:style-name="P62">id</text:p>
          </table:table-cell>
          <table:table-cell table:style-name="Table1.B28" office:value-type="string">
            <text:p text:style-name="P57"><text:span text:style-name="T3">Long</text:span></text:p>
          </table:table-cell>
          <table:table-cell table:style-name="Table1.C28" office:value-type="string">
            <text:p text:style-name="Table_20_Contents"/>
          </table:table-cell>
        </table:table-row>
        <table:table-row>
          <table:table-cell table:style-name="Table1.A38" office:value-type="string">
            <text:p text:style-name="P58">longitude</text:p>
          </table:table-cell>
          <table:table-cell table:style-name="Table1.B28" office:value-type="string">
            <text:p text:style-name="P80">Double</text:p>
          </table:table-cell>
          <table:table-cell table:style-name="Table1.C28" office:value-type="string">
            <text:p text:style-name="Table_20_Contents"/>
          </table:table-cell>
        </table:table-row>
        <table:table-row>
          <table:table-cell table:style-name="Table1.A38" office:value-type="string">
            <text:p text:style-name="P59">latitude</text:p>
          </table:table-cell>
          <table:table-cell table:style-name="Table1.B28" office:value-type="string">
            <text:p text:style-name="P80">Double</text:p>
          </table:table-cell>
          <table:table-cell table:style-name="Table1.C28" office:value-type="string">
            <text:p text:style-name="Table_20_Contents"/>
          </table:table-cell>
        </table:table-row>
        <table:table-row>
          <table:table-cell table:style-name="Table1.A38" office:value-type="string">
            <text:p text:style-name="P58">dateTime</text:p>
          </table:table-cell>
          <table:table-cell table:style-name="Table1.B28" office:value-type="string">
            <text:p text:style-name="P69"><text:span text:style-name="T4">LocalDateTime</text:span></text:p>
          </table:table-cell>
          <table:table-cell table:style-name="Table1.C28" office:value-type="string">
            <text:p text:style-name="Table_20_Contents"/>
          </table:table-cell>
        </table:table-row>
        <table:table-row>
          <table:table-cell table:style-name="Table1.A38" office:value-type="string">
            <text:p text:style-name="P70">userId</text:p>
          </table:table-cell>
          <table:table-cell table:style-name="Table1.B28" office:value-type="string">
            <text:p text:style-name="P70">Long</text:p>
          </table:table-cell>
          <table:table-cell table:style-name="Table1.C28" office:value-type="string">
            <text:p text:style-name="Table_20_Contents"/>
          </table:table-cell>
        </table:table-row>
        <table:table-row>
          <table:table-cell table:style-name="Table1.A2" table:number-columns-spanned="3" office:value-type="string">
            <text:p text:style-name="P64">HR</text:p>
          </table:table-cell>
          <table:covered-table-cell/>
          <table:covered-table-cell/>
        </table:table-row>
        <table:table-row>
          <table:table-cell table:style-name="Table1.A38" office:value-type="string">
            <text:p text:style-name="P62">id</text:p>
          </table:table-cell>
          <table:table-cell table:style-name="Table1.B33" office:value-type="string">
            <text:p text:style-name="P57"><text:span text:style-name="T3">Long</text:span></text:p>
          </table:table-cell>
          <table:table-cell table:style-name="Table1.C33" office:value-type="string">
            <text:p text:style-name="Table_20_Contents"/>
          </table:table-cell>
        </table:table-row>
        <table:table-row>
          <table:table-cell table:style-name="Table1.A38" office:value-type="string">
            <text:p text:style-name="P58"><text:span text:style-name="T5">hrV</text:span>alue</text:p>
          </table:table-cell>
          <table:table-cell table:style-name="Table1.B33" office:value-type="string">
            <text:p text:style-name="P80">Int</text:p>
          </table:table-cell>
          <table:table-cell table:style-name="Table1.C33" office:value-type="string">
            <text:p text:style-name="Table_20_Contents"/>
          </table:table-cell>
        </table:table-row>
        <table:table-row>
          <table:table-cell table:style-name="Table1.A38" office:value-type="string">
            <text:p text:style-name="P58">dateTime</text:p>
          </table:table-cell>
          <table:table-cell table:style-name="Table1.B33" office:value-type="string">
            <text:p text:style-name="P69"><text:span text:style-name="T4">LocalDateTime</text:span></text:p>
          </table:table-cell>
          <table:table-cell table:style-name="Table1.C33" office:value-type="string">
            <text:p text:style-name="Table_20_Contents"/>
          </table:table-cell>
        </table:table-row>
        <text:soft-page-break/>
        <table:table-row>
          <table:table-cell table:style-name="Table1.A38" office:value-type="string">
            <text:p text:style-name="P70">userId</text:p>
          </table:table-cell>
          <table:table-cell table:style-name="Table1.B33" office:value-type="string">
            <text:p text:style-name="P70">Long</text:p>
          </table:table-cell>
          <table:table-cell table:style-name="Table1.C33" office:value-type="string">
            <text:p text:style-name="Table_20_Contents"/>
          </table:table-cell>
        </table:table-row>
        <table:table-row>
          <table:table-cell table:style-name="Table1.A2" table:number-columns-spanned="3" office:value-type="string">
            <text:p text:style-name="P64">Steps</text:p>
          </table:table-cell>
          <table:covered-table-cell/>
          <table:covered-table-cell/>
        </table:table-row>
        <table:table-row>
          <table:table-cell table:style-name="Table1.A38" office:value-type="string">
            <text:p text:style-name="P62">id</text:p>
          </table:table-cell>
          <table:table-cell table:style-name="Table1.B38" office:value-type="string">
            <text:p text:style-name="P57"><text:span text:style-name="T3">Long</text:span></text:p>
          </table:table-cell>
          <table:table-cell table:style-name="Table1.C38" office:value-type="string">
            <text:p text:style-name="Table_20_Contents"/>
          </table:table-cell>
        </table:table-row>
        <table:table-row>
          <table:table-cell table:style-name="Table1.A38" office:value-type="string">
            <text:p text:style-name="P59">stepsCount</text:p>
          </table:table-cell>
          <table:table-cell table:style-name="Table1.B38" office:value-type="string">
            <text:p text:style-name="P80">Int</text:p>
          </table:table-cell>
          <table:table-cell table:style-name="Table1.C38" office:value-type="string">
            <text:p text:style-name="Table_20_Contents"/>
          </table:table-cell>
        </table:table-row>
        <table:table-row>
          <table:table-cell table:style-name="Table1.A38" office:value-type="string">
            <text:p text:style-name="P58">dateTime</text:p>
          </table:table-cell>
          <table:table-cell table:style-name="Table1.B38" office:value-type="string">
            <text:p text:style-name="P69"><text:span text:style-name="T4">LocalDateTime</text:span></text:p>
          </table:table-cell>
          <table:table-cell table:style-name="Table1.C38" office:value-type="string">
            <text:p text:style-name="Table_20_Contents"/>
          </table:table-cell>
        </table:table-row>
        <table:table-row>
          <table:table-cell table:style-name="Table1.A38" office:value-type="string">
            <text:p text:style-name="P70">userId</text:p>
          </table:table-cell>
          <table:table-cell table:style-name="Table1.B38" office:value-type="string">
            <text:p text:style-name="P70">Long</text:p>
          </table:table-cell>
          <table:table-cell table:style-name="Table1.C38" office:value-type="string">
            <text:p text:style-name="Table_20_Contents"/>
          </table:table-cell>
        </table:table-row>
        <table:table-row>
          <table:table-cell table:style-name="Table1.A2" table:number-columns-spanned="3" office:value-type="string">
            <text:p text:style-name="P65">AccountInfo</text:p>
          </table:table-cell>
          <table:covered-table-cell/>
          <table:covered-table-cell/>
        </table:table-row>
        <table:table-row table:style-name="Table1.40">
          <table:table-cell table:style-name="Table1.A48" office:value-type="string">
            <text:p text:style-name="P62">id</text:p>
          </table:table-cell>
          <table:table-cell table:style-name="Table1.B48" office:value-type="string">
            <text:p text:style-name="P57"><text:span text:style-name="T3">Long</text:span></text:p>
          </table:table-cell>
          <table:table-cell table:style-name="Table1.C48" office:value-type="string">
            <text:p text:style-name="Table_20_Contents"/>
          </table:table-cell>
        </table:table-row>
        <table:table-row>
          <table:table-cell table:style-name="Table1.A48" office:value-type="string">
            <text:p text:style-name="P56"><text:span text:style-name="T3">e</text:span>mail</text:p>
          </table:table-cell>
          <table:table-cell table:style-name="Table1.B48" office:value-type="string">
            <text:p text:style-name="P80">String</text:p>
          </table:table-cell>
          <table:table-cell table:style-name="Table1.C48" office:value-type="string">
            <text:p text:style-name="Table_20_Contents"/>
          </table:table-cell>
        </table:table-row>
        <table:table-row>
          <table:table-cell table:style-name="Table1.A48" office:value-type="string">
            <text:p text:style-name="P56"><text:span text:style-name="T2">p</text:span>assword</text:p>
          </table:table-cell>
          <table:table-cell table:style-name="Table1.B48" office:value-type="string">
            <text:p text:style-name="P80">String</text:p>
          </table:table-cell>
          <table:table-cell table:style-name="Table1.C48" office:value-type="string">
            <text:p text:style-name="Table_20_Contents"/>
          </table:table-cell>
        </table:table-row>
        <table:table-row>
          <table:table-cell table:style-name="Table1.A48" office:value-type="string">
            <text:p text:style-name="P55">carer<text:span text:style-name="T3">N</text:span>ame</text:p>
          </table:table-cell>
          <table:table-cell table:style-name="Table1.B48" office:value-type="string">
            <text:p text:style-name="P80">String</text:p>
          </table:table-cell>
          <table:table-cell table:style-name="Table1.C48" office:value-type="string">
            <text:p text:style-name="Table_20_Contents"/>
          </table:table-cell>
        </table:table-row>
        <table:table-row>
          <table:table-cell table:style-name="Table1.A48" office:value-type="string">
            <text:p text:style-name="P60"><text:span text:style-name="T5">epName</text:span></text:p>
          </table:table-cell>
          <table:table-cell table:style-name="Table1.B48" office:value-type="string">
            <text:p text:style-name="P80">String</text:p>
          </table:table-cell>
          <table:table-cell table:style-name="Table1.C48" office:value-type="string">
            <text:p text:style-name="Table_20_Contents"/>
          </table:table-cell>
        </table:table-row>
        <table:table-row>
          <table:table-cell table:style-name="Table1.A48" office:value-type="string">
            <text:p text:style-name="P60"><text:span text:style-name="T5">sosC</text:span>ontac<text:span text:style-name="T3">tN</text:span>umber</text:p>
          </table:table-cell>
          <table:table-cell table:style-name="Table1.B48" office:value-type="string">
            <text:p text:style-name="P80">String</text:p>
          </table:table-cell>
          <table:table-cell table:style-name="Table1.C48" office:value-type="string">
            <text:p text:style-name="Table_20_Contents"/>
          </table:table-cell>
        </table:table-row>
        <table:table-row>
          <table:table-cell table:style-name="Table1.A48" office:value-type="string">
            <text:p text:style-name="P62">saveHrRangeHigh</text:p>
          </table:table-cell>
          <table:table-cell table:style-name="Table1.B48" office:value-type="string">
            <text:p text:style-name="P80">Int</text:p>
          </table:table-cell>
          <table:table-cell table:style-name="Table1.C48" office:value-type="string">
            <text:p text:style-name="Table_20_Contents"/>
          </table:table-cell>
        </table:table-row>
        <table:table-row>
          <table:table-cell table:style-name="Table1.A48" office:value-type="string">
            <text:p text:style-name="P62">saveHrRangeLow</text:p>
          </table:table-cell>
          <table:table-cell table:style-name="Table1.B48" office:value-type="string">
            <text:p text:style-name="P80">Int</text:p>
          </table:table-cell>
          <table:table-cell table:style-name="Table1.C48" office:value-type="string">
            <text:p text:style-name="Table_20_Contents"/>
          </table:table-cell>
        </table:table-row>
        <table:table-row>
          <table:table-cell table:style-name="Table1.A48" office:value-type="string">
            <text:p text:style-name="P62">saveHomeDistance</text:p>
          </table:table-cell>
          <table:table-cell table:style-name="Table1.B48" office:value-type="string">
            <text:p text:style-name="P80">Int</text:p>
          </table:table-cell>
          <table:table-cell table:style-name="Table1.C48" office:value-type="string">
            <text:p text:style-name="Table_20_Contents"/>
          </table:table-cell>
        </table:table-row>
        <table:table-row>
          <table:table-cell table:style-name="Table1.A49" office:value-type="string">
            <text:p text:style-name="P62">dailyStepsGoal </text:p>
          </table:table-cell>
          <table:table-cell table:style-name="Table1.B49" office:value-type="string">
            <text:p text:style-name="P80">Int</text:p>
          </table:table-cell>
          <table:table-cell table:style-name="Table1.C49" office:value-type="string">
            <text:p text:style-name="Table_20_Contents"/>
          </table:table-cell>
        </table:table-row>
      </table:table>
      <text:list xml:id="list1273284236" text:style-name="L1">
        <text:list-header>
          <text:p text:style-name="P61"/>
        </text:list-header>
      </text:list>
      <text:p text:style-name="P62"/>
      <text:h text:style-name="Heading_20_2" text:outline-level="2"><text:bookmark-start text:name="__RefHeading___Toc1038_2677499361"/>Data <text:span text:style-name="T28">methods</text:span><text:bookmark-end text:name="__RefHeading___Toc1038_2677499361"/></text:h>
      <text:p text:style-name="P9">&lt;to be completed&gt;</text:p>
      <text:p text:style-name="P15"/>
      <text:h text:style-name="Heading_20_1" text:outline-level="1"/>
      <text:h text:style-name="P87" text:outline-level="1"/>
      <text:h text:style-name="P86" text:outline-level="1"/>
      <text:h text:style-name="P84" text:outline-level="1"><text:bookmark-start text:name="__RefHeading___Toc1056_2677499361"/>Testing<text:bookmark-end text:name="__RefHeading___Toc1056_2677499361"/></text:h>
      <text:p text:style-name="P9">&lt;to be completed&gt;</text:p>
      <text:h text:style-name="P87" text:outline-level="1"/>
      <text:h text:style-name="P82" text:outline-level="1"><text:bookmark-start text:name="__RefHeading___Toc1058_2677499361"/>Scalability and other future enhancements<text:bookmark-end text:name="__RefHeading___Toc1058_2677499361"/></text:h>
      <text:p text:style-name="P9"><text:span text:style-name="T15">&lt;to be completed&g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officeooo:rsid="00158a43" officeooo:paragraph-rsid="001e9487" style:font-size-asian="10pt" style:font-size-complex="10pt"/>
    </style:style>
    <style:style style:name="MP2" style:family="paragraph" style:parent-style-name="Footer">
      <style:paragraph-properties fo:text-align="center" style:justify-single-word="false"/>
      <style:text-properties fo:font-size="10.5pt" style:font-size-asian="10.5pt" style:font-size-complex="10.5pt"/>
    </style:style>
    <style:style style:name="MT1" style:family="text">
      <style:text-properties officeooo:rsid="001e9487"/>
    </style:style>
    <style:page-layout style:name="Mpm1">
      <style:page-layout-properties fo:page-width="21.001cm" fo:page-height="29.7cm" style:num-format="1" style:print-orientation="portrait" fo:margin-top="1cm" fo:margin-bottom="1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CareApp - Solution for elderly persons and their carers<text:line-break/></text:span>Edyta Sleziak</text:p>
      </style:header>
      <style:header-first>
        <text:p text:style-name="Header_20_left"/>
      </style:header-first>
      <style:footer>
        <text:p text:style-name="MP2"><text:page-number text:select-page="current">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2:31:34.397000000</meta:creation-date>
    <dc:date>2020-03-09T11:30:43.009000000</dc:date>
    <meta:editing-duration>P8DT7H54M18S</meta:editing-duration>
    <meta:editing-cycles>27</meta:editing-cycles>
    <meta:generator>LibreOffice/5.4.0.3$Windows_X86_64 LibreOffice_project/7556cbc6811c9d992f4064ab9287069087d7f62c</meta:generator>
    <meta:document-statistic meta:table-count="1" meta:image-count="0" meta:object-count="0" meta:page-count="14" meta:paragraph-count="232" meta:word-count="2117" meta:character-count="13330" meta:non-whitespace-character-count="11423"/>
  </office:meta>
</office:document-meta>
</file>